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071cm" table:align="left"/>
    </style:style>
    <style:style style:name="Table1.A" style:family="table-column">
      <style:table-column-properties style:column-width="1.207cm"/>
    </style:style>
    <style:style style:name="Table1.B" style:family="table-column">
      <style:table-column-properties style:column-width="3.865cm"/>
    </style:style>
    <style:style style:name="Table1.A1" style:family="table-cell">
      <style:table-cell-properties style:vertical-align="middle" fo:padding="0.049cm" fo:border="none"/>
    </style:style>
    <style:style style:name="P1" style:family="paragraph" style:parent-style-name="Heading_20_3">
      <style:text-properties style:text-position="0% 100%" fo:font-size="13pt" fo:font-weight="bold" style:font-size-asian="13pt" style:font-weight-asian="bold" style:font-size-complex="13pt" style:font-weight-complex="bold"/>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style:text-position="0% 100%" fo:font-size="13pt" fo:font-weight="bold" style:font-size-asian="13pt" style:font-weight-asian="bold" style:font-size-complex="13pt" style:font-weight-complex="bold"/>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nting Sheep (7pts, 8pts)</text:p>
      <text:p text:style-name="P3"/>
      <text:h text:style-name="P1" text:outline-level="3">Problem</text:h>
      <text:p text:style-name="Text_20_body">Bleatrix Trotter the sheep has devised a strategy that helps her fall asleep faster. First, she picks a number <text:span text:style-name="T1">N</text:span>. Then she starts naming <text:span text:style-name="T1">N</text:span>, 2 × <text:span text:style-name="T1">N</text:span>, 3 × <text:span text:style-name="T1">N</text:span>, and so on. Whenever she names a number, she thinks about all of the digits in that number. She keeps track of which digits (0, 1, 2, 3, 4, 5, 6, 7, 8, and 9) she has seen at least once so far as part of any number she has named. Once she has seen each of the ten digits at least once, she will fall asleep. </text:p>
      <text:p text:style-name="Text_20_body">Bleatrix must start with <text:span text:style-name="T1">N</text:span> and must always name (<text:span text:style-name="T2">i</text:span> + 1) × <text:span text:style-name="T1">N</text:span> directly after <text:span text:style-name="T2">i</text:span> × <text:span text:style-name="T1">N</text:span>. For example, suppose that Bleatrix picks <text:span text:style-name="T1">N</text:span> = 1692. She would count as follows: </text:p>
      <text:list xml:id="list3118665603" text:style-name="L1">
        <text:list-item>
          <text:p text:style-name="P5"><text:span text:style-name="T1">N</text:span> = 1692. Now she has seen the digits 1, 2, 6, and 9. </text:p>
        </text:list-item>
        <text:list-item>
          <text:p text:style-name="P5">2<text:span text:style-name="T1">N</text:span> = 3384. Now she has seen the digits 1, 2, 3, 4, 6, 8, and 9. </text:p>
        </text:list-item>
        <text:list-item>
          <text:p text:style-name="P4">3<text:span text:style-name="T1">N</text:span> = 5076. Now she has seen all ten digits, and falls asleep. </text:p>
        </text:list-item>
      </text:list>
      <text:p text:style-name="Text_20_body">What is the last number that she will name before falling asleep? If she will count forever, print <text:span text:style-name="Source_20_Text">INSOMNIA</text:span> instead. </text:p>
      <text:h text:style-name="Heading_20_3" text:outline-level="3">Input</text:h>
      <text:p text:style-name="Text_20_body">The first line of the input gives the number of test cases, <text:span text:style-name="T1">T</text:span>. <text:span text:style-name="T1">T</text:span> test cases follow. Each consists of one line with a single integer <text:span text:style-name="T1">N</text:span>, the number Bleatrix has chosen. </text:p>
      <text:h text:style-name="Heading_20_3" text:outline-level="3">Output</text:h>
      <text:p text:style-name="Text_20_body">For each test case, output one line containing <text:span text:style-name="Source_20_Text">Case #x: y</text:span>, where <text:span text:style-name="Source_20_Text">x</text:span> is the test case number (starting from 1) and <text:span text:style-name="Source_20_Text">y</text:span> is the last number that Bleatrix will name before falling asleep, according to the rules described in the statement. </text:p>
      <text:h text:style-name="Heading_20_3" text:outline-level="3">Limits</text:h>
      <text:p text:style-name="Text_20_body">Time limit: 20 seconds per test set.<text:line-break/>Memory limit: 1 GB.<text:line-break/>1 ≤ <text:span text:style-name="T1">T</text:span> ≤ 100.</text:p>
      <text:h text:style-name="Heading_20_4" text:outline-level="4">Small dataset (Test Set 1 - Visible)</text:h>
      <text:p text:style-name="Text_20_body">0 ≤ <text:span text:style-name="T1">N</text:span> ≤ 200.</text:p>
      <text:h text:style-name="Heading_20_4" text:outline-level="4">Large dataset (Test Set 2 - Hidden)</text:h>
      <text:p text:style-name="Text_20_body">0 ≤ <text:span text:style-name="T1">N</text:span> ≤ 10<text:span text:style-name="T3">6</text:span>.</text:p>
      <text:h text:style-name="Heading_20_3" text:outline-level="3">Sample</text:h>
      <table:table table:name="Table1" table:style-name="Table1">
        <table:table-column table:style-name="Table1.A"/>
        <table:table-column table:style-name="Table1.B"/>
        <table:table-row table:style-name="TableLine94528919229952">
          <table:table-cell table:style-name="Table1.A1" office:value-type="string">
            <text:p text:style-name="Table_20_Contents"><text:line-break/>Input <text:line-break/>  </text:p>
          </table:table-cell>
          <table:table-cell table:style-name="Table1.A1" office:value-type="string">
            <text:p text:style-name="Table_20_Contents"><text:line-break/>Output <text:line-break/>  </text:p>
          </table:table-cell>
        </table:table-row>
        <table:table-row table:style-name="TableLine94528919229952">
          <table:table-cell table:style-name="Table1.A1" office:value-type="string">
            <text:p text:style-name="Preformatted_20_Text">5</text:p>
            <text:p text:style-name="Preformatted_20_Text">0</text:p>
            <text:p text:style-name="Preformatted_20_Text">1</text:p>
            <text:p text:style-name="Preformatted_20_Text"><text:soft-page-break/>2</text:p>
            <text:p text:style-name="Preformatted_20_Text">11</text:p>
            <text:p text:style-name="Preformatted_20_Text">1692</text:p>
            <text:p text:style-name="Preformatted_20_Text"/>
            <text:p text:style-name="P2"><text:s text:c="2"/></text:p>
          </table:table-cell>
          <table:table-cell table:style-name="Table1.A1" office:value-type="string">
            <text:p text:style-name="Preformatted_20_Text">Case #1: INSOMNIA</text:p>
            <text:p text:style-name="Preformatted_20_Text">Case #2: 10</text:p>
            <text:p text:style-name="Preformatted_20_Text">Case #3: 90</text:p>
            <text:p text:style-name="Preformatted_20_Text"><text:soft-page-break/>Case #4: 110</text:p>
            <text:p text:style-name="Preformatted_20_Text">Case #5: 5076</text:p>
            <text:p text:style-name="Preformatted_20_Text"/>
            <text:p text:style-name="Preformatted_20_Text"/>
            <text:p text:style-name="P2"><text:s text:c="2"/></text:p>
          </table:table-cell>
        </table:table-row>
      </table:table>
      <text:p text:style-name="Text_20_body">In Case #1, since 2 × 0 = 0, 3 × 0 = 0, and so on, Bleatrix will never see any digit other than 0, and so she will count forever and never fall asleep. Poor sheep! </text:p>
      <text:p text:style-name="Text_20_body">In Case #2, Bleatrix will name 1, 2, 3, 4, 5, 6, 7, 8, 9, 10. The 0 will be the last digit needed, and so she will fall asleep after 10. </text:p>
      <text:p text:style-name="Text_20_body">In Case #3, Bleatrix will name 2, 4, 6... and so on. She will not see the digit 9 in any number until 90, at which point she will fall asleep. By that point, she will have already seen the digits 0, 1, 2, 3, 4, 5, 6, 7, and 8, which will have appeared for the first time in the numbers 10, 10, 2, 30, 4, 50, 6, 70, and 8, respectively. </text:p>
      <text:p text:style-name="Text_20_body">In Case #4, Bleatrix will name 11, 22, 33, 44, 55, 66, 77, 88, 99, 110 and then fall asleep. </text:p>
      <text:p text:style-name="Text_20_body">Case #5 is the one described in the problem statement. Note that it would only show up in the Large dataset, and not in the Small dataset.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4T18:06:15.904877522</meta:creation-date>
    <dc:date>2021-06-14T18:08:17.493304225</dc:date>
    <meta:editing-duration>PT2M4S</meta:editing-duration>
    <meta:editing-cycles>1</meta:editing-cycles>
    <meta:document-statistic meta:table-count="1" meta:image-count="0" meta:object-count="0" meta:page-count="2" meta:paragraph-count="39" meta:word-count="534" meta:character-count="2510" meta:non-whitespace-character-count="1989"/>
    <meta:generator>LibreOffice/6.4.7.2$Linux_X86_64 LibreOffice_project/40$Build-2</meta:generator>
  </office:meta>
</office:document-meta>
</file>